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UserTableManagement.getAllMappings( String virtualUser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Management.addAddressMapping( String virtualUserTable , String user , String domain ,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removeRegexMapping( String virtualUserTable , String user , String domain , String 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addAliasDomainMapping( String virtualUserTable , String aliasDomain , String real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setDefaultVirtualUserTable( org . apache . james . api . vut . management . VirtualUserTableManagement defaultV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Management.getUserDomainMappings( String virtualUserTable , String user , String 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addErrorMapping( String virtualUserTable , String user , String domain , String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removeAliasDomainMapping( String virtualUserTable , String aliasDomain , String real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removeMapping( String virtualUserTable , String user , String domain ,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getTable( String tab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rtualUserTableManagement.addMapping( String virtualUserTable , String user , String domain ,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rtualUserTableManagement.removeAddressMapping( String virtualUserTable , String user , String domain ,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setVirtualUserTableStore( VirtualUserTabl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Management.removeErrorMapping( String virtualUserTable , String user , String domain , String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UserTableManagement.addRegexMapping( String virtualUserTable , String user , String domain , String reg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